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 style:writing-mode="lr-tb"/>
    </style:style>
    <style:style style:name="Tabelle1.A" style:family="table-column">
      <style:table-column-properties style:column-width="5.212cm" style:rel-column-width="20095*"/>
    </style:style>
    <style:style style:name="Tabelle1.B" style:family="table-column">
      <style:table-column-properties style:column-width="11.786cm" style:rel-column-width="4544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Table_20_Contents">
      <style:text-properties style:font-name="Arial1" fo:font-size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chwangerschafts-InformationsApp, Unterschiedliche Funktionalitäten: Konto erstellen, Voirname, Nachnadem, Ort </text:p>
      <text:p text:style-name="P4">Eintragen verschiedener Nutzerdaten:</text:p>
      <text:p text:style-name="P4"><text:tab/>Geburtstermin, baby geschlecht, Schwangerschafttracker</text:p>
      <text:p text:style-name="P4"><text:tab/>möglichkeit alle Daten als Email zu exportieren (Nicht versucht)</text:p>
      <text:p text:style-name="P4"><text:tab/>Arzttermine eintragen (Mitgelieferter Kalender)</text:p>
      <text:p text:style-name="P4"><text:tab/>Aufgaben eintragen Gewicht tracken, </text:p>
      <text:p text:style-name="P4"><text:tab/>Fotos von Schwangerschaftbauch in App aufgewahren (WTF?!)</text:p>
      <text:p text:style-name="P4"><text:tab/>Telefonnummern in App Abspeichern</text:p>
      <text:p text:style-name="P4"><text:tab/>Einkaufsliste für babysachen anlegen</text:p>
      <text:p text:style-name="P4"><text:tab/>Wehen Tracken (WTFWTFWTF?!?!?!)</text:p>
      <text:p text:style-name="P4"/>
      <text:p text:style-name="P1"/>
      <text:p text:style-name="P3">Sicherheitsvektoren²:</text:p>
      <text:p text:style-name="P3"><text:s/><text:tab/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5">Application genre?</text:p>
          </table:table-cell>
          <table:table-cell table:style-name="Tabelle1.B1" office:value-type="string">
            <text:p text:style-name="P5">Medizinisch/Gesundheitsapp</text:p>
          </table:table-cell>
        </table:table-row>
        <table:table-row>
          <table:table-cell table:style-name="Tabelle1.A2" office:value-type="string">
            <text:p text:style-name="P5">Backend Web service?</text:p>
          </table:table-cell>
          <table:table-cell table:style-name="Tabelle1.B2" office:value-type="string">
            <text:p text:style-name="P5">Not quite Sure, Eher kein Backend im Spiel</text:p>
          </table:table-cell>
        </table:table-row>
        <table:table-row>
          <table:table-cell table:style-name="Tabelle1.A2" office:value-type="string">
            <text:p text:style-name="P5">Native/Frameworks?</text:p>
          </table:table-cell>
          <table:table-cell table:style-name="Tabelle1.B2" office:value-type="string">
            <text:p text:style-name="P5">Nicht ersichtlich</text:p>
          </table:table-cell>
        </table:table-row>
        <table:table-row>
          <table:table-cell table:style-name="Tabelle1.A2" office:value-type="string">
            <text:p text:style-name="P5">Stores App Data on Device?</text:p>
          </table:table-cell>
          <table:table-cell table:style-name="Tabelle1.B2" office:value-type="string">
            <text:p text:style-name="P5">Siehe oben</text:p>
          </table:table-cell>
        </table:table-row>
        <table:table-row>
          <table:table-cell table:style-name="Tabelle1.A2" office:value-type="string">
            <text:p text:style-name="P5">Welche features nutzt App?</text:p>
          </table:table-cell>
          <table:table-cell table:style-name="Tabelle1.B2" office:value-type="string">
            <text:p text:style-name="P5">nichts ersichtlich</text:p>
          </table:table-cell>
        </table:table-row>
      </table:table>
      <text:p text:style-name="P2"/>
      <text:p text:style-name="P2"><text:line-break/>²Laut OWASP <text:a xlink:type="simple" xlink:href="https://www.owasp.org/index.php/Android_Testing_Cheat_Sheet" text:style-name="Internet_20_link" text:visited-style-name="Visited_20_Internet_20_Link">https://www.owasp.org/index.php/Android_Testing_Cheat_Sheet</text:a>:</text:p>
      <text:p text:style-name="P2"/>
      <text:p text:style-name="P2"/>
      <text:p text:style-name="P2">Bedienungs-Übersicht TBD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42S</meta:editing-duration>
    <meta:editing-cycles>5</meta:editing-cycles>
    <meta:generator>OpenOffice/4.1.2$Win32 OpenOffice.org_project/412m3$Build-9782</meta:generator>
    <dc:date>2017-05-10T17:35:49.20</dc:date>
    <dc:creator>jnyyy </dc:creator>
    <meta:document-statistic meta:table-count="1" meta:image-count="0" meta:object-count="0" meta:page-count="1" meta:paragraph-count="24" meta:word-count="89" meta:character-count="856"/>
    <meta:user-defined meta:name="Info 1"/>
    <meta:user-defined meta:name="Info 2"/>
    <meta:user-defined meta:name="Info 3"/>
    <meta:user-defined meta:name="Info 4"/>
  </office:meta>
</office:document-meta>
</file>